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" fo:font-size="13pt" fo:font-weight="bold" officeooo:rsid="007f0d64" officeooo:paragraph-rsid="007f0d64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 Retina" fo:font-weight="normal" officeooo:rsid="007f0d64" officeooo:paragraph-rsid="006af56c" style:font-weight-asian="normal" style:font-weight-complex="normal"/>
    </style:style>
    <style:style style:name="P7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f0d64" officeooo:paragraph-rsid="007f0d6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831c3e" officeooo:paragraph-rsid="00831c3e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856f2d" officeooo:paragraph-rsid="00856f2d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solid" draw:fill-color="#1c1c1c"/>
      <style:paragraph-properties fo:background-color="#1c1c1c"/>
      <style:text-properties fo:color="#6089b4" loext:opacity="100%" style:font-name="Fira Code" fo:font-size="8pt" fo:font-weight="normal" officeooo:paragraph-rsid="007f0d64" fo:background-color="#1e1e1e" style:font-size-asian="8pt" style:font-size-complex="8pt"/>
    </style:style>
    <style:style style:name="P1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6089b4" loext:opacity="100%" style:font-name="Fira Code" fo:font-size="8pt" fo:background-color="#1e1e1e" style:font-size-asian="8pt" style:font-size-complex="8pt"/>
    </style:style>
    <style:style style:name="P12" style:family="paragraph" style:parent-style-name="Standard">
      <style:text-properties style:font-name="Fira Code Retina" fo:font-weight="normal" officeooo:rsid="007f0d64" officeooo:paragraph-rsid="007f0d64" style:font-weight-asian="normal" style:font-weight-complex="normal"/>
    </style:style>
    <style:style style:name="P13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14" style:family="paragraph" style:parent-style-name="Standard">
      <loext:graphic-properties draw:fill="solid" draw:fill-color="#333333"/>
      <style:paragraph-properties fo:margin-left="0cm" fo:margin-right="0cm" fo:text-indent="0cm" style:auto-text-indent="false" fo:background-color="#333333"/>
      <style:text-properties fo:color="#c5c8c6" loext:opacity="100%" style:font-name="Fira Code" fo:font-size="8pt" fo:background-color="#333333" style:font-size-asian="8pt" style:font-size-complex="8pt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style:font-size-asian="8pt" style:font-size-complex="8pt"/>
    </style:style>
    <style:style style:name="P16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e1e1e" style:font-size-asian="8pt" style:font-size-complex="8pt"/>
    </style:style>
    <style:style style:name="P17" style:family="paragraph" style:parent-style-name="Standard">
      <loext:graphic-properties draw:fill="solid" draw:fill-color="#333333"/>
      <style:paragraph-properties fo:margin-left="0cm" fo:margin-right="0cm" fo:text-indent="0cm" style:auto-text-indent="false" fo:background-color="#333333"/>
      <style:text-properties style:font-name="Fira Code" fo:font-size="8pt" fo:background-color="#333333" style:font-size-asian="8pt" style:font-size-complex="8pt"/>
    </style:style>
    <style:style style:name="P18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background-color="#333333" style:font-size-asian="8pt" style:font-size-complex="8pt"/>
    </style:style>
    <style:style style:name="P1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c1c1c" style:font-size-asian="8pt" style:font-size-complex="8pt"/>
    </style:style>
    <style:style style:name="P20" style:family="paragraph" style:parent-style-name="Standard">
      <style:text-properties style:font-name="Fira Code" fo:font-size="15pt" fo:font-weight="bold" officeooo:rsid="00831c3e" officeooo:paragraph-rsid="00831c3e" style:font-size-asian="15pt" style:font-weight-asian="bold" style:font-size-complex="15pt" style:font-weight-complex="bold"/>
    </style:style>
    <style:style style:name="P21" style:family="paragraph" style:parent-style-name="Standard">
      <style:text-properties style:font-name="Fira Code" fo:font-size="13pt" fo:font-weight="bold" officeooo:rsid="007f0d64" officeooo:paragraph-rsid="00831c3e" style:font-size-asian="13pt" style:font-weight-asian="bold" style:font-size-complex="13pt" style:font-weight-complex="bold"/>
    </style:style>
    <style:style style:name="P22" style:family="paragraph" style:parent-style-name="Standard">
      <style:text-properties style:font-name="Fira Code" fo:font-size="13pt" fo:font-weight="bold" officeooo:rsid="00831c3e" officeooo:paragraph-rsid="00831c3e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color="#d0b344" loext:opacity="100%" fo:letter-spacing="normal" fo:font-style="normal"/>
    </style:style>
    <style:style style:name="T4" style:family="text">
      <style:text-properties fo:color="#9aa83a" loext:opacity="100%"/>
    </style:style>
    <style:style style:name="T5" style:family="text">
      <style:text-properties fo:color="#6089b4" loext:opacity="100%"/>
    </style:style>
    <style:style style:name="T6" style:family="text">
      <style:text-properties fo:color="#d0b344" loext:opacity="100%"/>
    </style:style>
    <style:style style:name="T7" style:family="text">
      <style:text-properties fo:color="#c5c8c6" loext:opacity="100%"/>
    </style:style>
    <style:style style:name="T8" style:family="text">
      <style:text-properties fo:color="#9a9b99" loext:opacity="100%"/>
    </style:style>
    <style:style style:name="T9" style:family="text">
      <style:text-properties officeooo:rsid="00831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Botones para el Sidenav</text:p>
      <text:p text:style-name="P4"/>
      <text:p text:style-name="P5">Código modificado</text:p>
      <text:p text:style-name="P6"><text:span text:style-name="T1"/></text:p>
      <text:p text:style-name="P7"><text:span text:style-name="T9">layout-page</text:span>.<text:span text:style-name="T9">component</text:span>.<text:span text:style-name="T9">html de heros/</text:span></text:p>
      <text:p text:style-name="P8">He hecho un ngFor para mostrar la lista de los botones del sidenav, utilizando routerLink para redirigir a la ruta correspondiente y sidenav.togle() para cerrar el sidenav.</text:p>
      <text:p text:style-name="P12"><text:span text:style-name="T1"/></text:p>
      <text:p text:style-name="P10"><text:span text:style-name="T2">&lt;mat-sidenav-container</text:span><text:span text:style-name="T3"> fullscreen</text:span><text:span text:style-name="T2">&gt;</text:span></text:p>
      <text:p text:style-name="P15"/>
      <text:p text:style-name="P16"><text:span text:style-name="T7">    </text:span><text:span text:style-name="T5">&lt;mat-sidenav</text:span><text:span text:style-name="T6"> #sidenav mode=</text:span><text:span text:style-name="T4">"push"</text:span><text:span text:style-name="T6"> [ngStyle]=</text:span><text:span text:style-name="T4">"{ width: '250px' }"</text:span><text:span text:style-name="T5">&gt;</text:span></text:p>
      <text:p text:style-name="P16"><text:span text:style-name="T7">        </text:span><text:span text:style-name="T5">&lt;mat-toolbar</text:span><text:span text:style-name="T6"> color=</text:span><text:span text:style-name="T4">"warn"</text:span><text:span text:style-name="T5">&gt;</text:span></text:p>
      <text:p text:style-name="P16"><text:span text:style-name="T7">            </text:span><text:span text:style-name="T5">&lt;span&gt;</text:span><text:span text:style-name="T7">Menú</text:span><text:span text:style-name="T5">&lt;/span&gt;</text:span></text:p>
      <text:p text:style-name="P16"><text:span text:style-name="T7">            </text:span><text:span text:style-name="T5">&lt;span</text:span><text:span text:style-name="T6"> class=</text:span><text:span text:style-name="T4">"spacer"</text:span><text:span text:style-name="T5">&gt;&lt;/span&gt;</text:span></text:p>
      <text:p text:style-name="P16"><text:span text:style-name="T7">            </text:span><text:span text:style-name="T5">&lt;button</text:span><text:span text:style-name="T6"> mat-icon-button (click)=</text:span><text:span text:style-name="T4">"sidenav.toggle()"</text:span><text:span text:style-name="T5">&gt;</text:span></text:p>
      <text:p text:style-name="P16"><text:span text:style-name="T7">                </text:span><text:span text:style-name="T5">&lt;mat-icon&gt;</text:span><text:span text:style-name="T7">menu</text:span><text:span text:style-name="T5">&lt;/mat-icon&gt;</text:span></text:p>
      <text:p text:style-name="P16"><text:span text:style-name="T7">            </text:span><text:span text:style-name="T5">&lt;/button&gt;</text:span></text:p>
      <text:p text:style-name="P16"><text:span text:style-name="T7">        </text:span><text:span text:style-name="T5">&lt;/mat-toolbar&gt;</text:span></text:p>
      <text:p text:style-name="P15"/>
      <text:p text:style-name="P17"><text:span text:style-name="T7">        </text:span><text:span text:style-name="T5">&lt;mat-nav-list&gt;</text:span></text:p>
      <text:p text:style-name="P17"><text:span text:style-name="T7">            </text:span><text:span text:style-name="T8">&lt;!-- ngFor para mostrar la lista de botones --&gt;</text:span></text:p>
      <text:p text:style-name="P17"><text:span text:style-name="T7">            </text:span><text:span text:style-name="T5">&lt;mat-list-item</text:span><text:span text:style-name="T6"> *ngFor=</text:span><text:span text:style-name="T4">"let item of sidebarItems"</text:span><text:span text:style-name="T6"> [routerLink]=</text:span><text:span text:style-name="T4">"item.url"</text:span><text:span text:style-name="T6"> <text:tab/><text:tab/><text:tab/><text:tab/>(click)=</text:span><text:span text:style-name="T4">"sidenav.toggle()"</text:span><text:span text:style-name="T5">&gt;</text:span></text:p>
      <text:p text:style-name="P17"><text:span text:style-name="T7">                </text:span><text:span text:style-name="T5">&lt;mat-icon</text:span><text:span text:style-name="T6"> matListItemIcon</text:span><text:span text:style-name="T5">&gt;</text:span><text:span text:style-name="T7">{{ item.icon }}</text:span><text:span text:style-name="T5">&lt;/mat-icon&gt;</text:span></text:p>
      <text:p text:style-name="P14">                {{ item.label }}</text:p>
      <text:p text:style-name="P17"><text:span text:style-name="T7">            </text:span><text:span text:style-name="T5">&lt;/mat-list-item&gt;</text:span></text:p>
      <text:p text:style-name="P17"><text:span text:style-name="T7">        </text:span><text:span text:style-name="T5">&lt;/mat-nav-list&gt;</text:span></text:p>
      <text:p text:style-name="P19"><text:span text:style-name="T7">    </text:span><text:span text:style-name="T5">&lt;/mat-sidenav&gt;</text:span></text:p>
      <text:p text:style-name="P18"/>
      <text:p text:style-name="P16"><text:span text:style-name="T7">    </text:span><text:span text:style-name="T5">&lt;mat-toolbar</text:span><text:span text:style-name="T6"> color=</text:span><text:span text:style-name="T4">"primary"</text:span><text:span text:style-name="T5">&gt;</text:span></text:p>
      <text:p text:style-name="P16"><text:span text:style-name="T7">        </text:span><text:span text:style-name="T5">&lt;button</text:span><text:span text:style-name="T6"> mat-icon-button (click)=</text:span><text:span text:style-name="T4">"sidenav.toggle()"</text:span><text:span text:style-name="T5">&gt;</text:span></text:p>
      <text:p text:style-name="P16"><text:span text:style-name="T7">            </text:span><text:span text:style-name="T5">&lt;mat-icon&gt;</text:span><text:span text:style-name="T7">menu</text:span><text:span text:style-name="T5">&lt;/mat-icon&gt;</text:span></text:p>
      <text:p text:style-name="P16"><text:span text:style-name="T7">        </text:span><text:span text:style-name="T5">&lt;/button&gt;</text:span></text:p>
      <text:p text:style-name="P16"><text:span text:style-name="T7">        </text:span><text:span text:style-name="T5">&lt;span</text:span><text:span text:style-name="T6"> class=</text:span><text:span text:style-name="T4">"spacer"</text:span><text:span text:style-name="T5">&gt;&lt;/span&gt;</text:span></text:p>
      <text:p text:style-name="P16"><text:span text:style-name="T7">        </text:span><text:span text:style-name="T5">&lt;button</text:span><text:span text:style-name="T6"> mat-button color=</text:span><text:span text:style-name="T4">"basic"</text:span><text:span text:style-name="T5">&gt;</text:span></text:p>
      <text:p text:style-name="P13">            Logout</text:p>
      <text:p text:style-name="P16"><text:span text:style-name="T7">        </text:span><text:span text:style-name="T5">&lt;/button&gt;</text:span></text:p>
      <text:p text:style-name="P16"><text:span text:style-name="T7">    </text:span><text:span text:style-name="T5">&lt;/mat-toolbar&gt;</text:span></text:p>
      <text:p text:style-name="P15"/>
      <text:p text:style-name="P16"><text:span text:style-name="T7">    </text:span><text:span text:style-name="T5">&lt;div</text:span><text:span text:style-name="T6"> class=</text:span><text:span text:style-name="T4">"container"</text:span><text:span text:style-name="T5">&gt;</text:span></text:p>
      <text:p text:style-name="P16"><text:span text:style-name="T7">        </text:span><text:span text:style-name="T5">&lt;router-outlet&gt;&lt;/router-outlet&gt;</text:span></text:p>
      <text:p text:style-name="P16"><text:span text:style-name="T7">    </text:span><text:span text:style-name="T5">&lt;/div&gt;</text:span></text:p>
      <text:p text:style-name="P15"/>
      <text:p text:style-name="P11">&lt;/mat-sidenav-container&gt;</text:p>
      <text:p text:style-name="P21"/>
      <text:p text:style-name="P22">Resultado</text:p>
      <text:p text:style-name="P8"/>
      <text:p text:style-name="P9">Adjunto un pequeño video del result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08T15:49:42.856000098">08/03/25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08T15:49:42.706000000</dc:date>
    <meta:editing-duration>PT9H1M48S</meta:editing-duration>
    <meta:editing-cycles>95</meta:editing-cycles>
    <meta:generator>LibreOffice/24.2.2.2$Windows_X86_64 LibreOffice_project/d56cc158d8a96260b836f100ef4b4ef25d6f1a01</meta:generator>
    <meta:print-date>2025-03-08T15:09:45.033000000</meta:print-date>
    <meta:printed-by>Archivos PDF</meta:printed-by>
    <meta:document-statistic meta:table-count="0" meta:image-count="0" meta:object-count="0" meta:page-count="1" meta:paragraph-count="39" meta:word-count="118" meta:character-count="1445" meta:non-whitespace-character-count="1103"/>
  </office:meta>
</office:document-meta>
</file>